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2pt" officeooo:paragraph-rsid="000ed13f" style:font-size-asian="12pt" style:font-size-complex="12pt"/>
    </style:style>
    <style:style style:name="P2" style:family="paragraph" style:parent-style-name="Preformatted_20_Text">
      <style:text-properties style:font-name="Arial" fo:font-size="12pt" officeooo:rsid="000ed13f" officeooo:paragraph-rsid="000ed13f" style:font-size-asian="12pt" style:font-size-complex="12pt"/>
    </style:style>
    <style:style style:name="P3" style:family="paragraph" style:parent-style-name="Preformatted_20_Text">
      <style:text-properties style:font-name="Arial" fo:font-size="12pt" officeooo:rsid="000b42d6" officeooo:paragraph-rsid="000ed13f" style:font-size-asian="12pt" style:font-size-complex="12pt"/>
    </style:style>
    <style:style style:name="P4" style:family="paragraph" style:parent-style-name="Standard">
      <style:text-properties style:font-name="Arial" officeooo:rsid="0005d350" officeooo:paragraph-rsid="0005d350"/>
    </style:style>
    <style:style style:name="P5" style:family="paragraph" style:parent-style-name="Standard">
      <style:text-properties style:font-name="Arial" officeooo:rsid="000b42d6" officeooo:paragraph-rsid="000b42d6"/>
    </style:style>
    <style:style style:name="P6" style:family="paragraph" style:parent-style-name="Standard">
      <style:text-properties style:font-name="Arial" officeooo:rsid="000a5e7c" officeooo:paragraph-rsid="0005d350"/>
    </style:style>
    <style:style style:name="P7" style:family="paragraph" style:parent-style-name="Standard">
      <style:text-properties style:font-name="Arial" officeooo:rsid="000e8641" officeooo:paragraph-rsid="000e8641"/>
    </style:style>
    <style:style style:name="P8" style:family="paragraph" style:parent-style-name="Standard">
      <style:paragraph-properties fo:margin-left="1.251cm" fo:margin-right="0cm" fo:text-indent="0cm" style:auto-text-indent="false"/>
      <style:text-properties style:font-name="Arial" officeooo:rsid="000b42d6" officeooo:paragraph-rsid="000b42d6"/>
    </style:style>
    <style:style style:name="P9" style:family="paragraph" style:parent-style-name="Standard">
      <style:paragraph-properties fo:margin-left="1.251cm" fo:margin-right="0cm" fo:text-indent="0cm" style:auto-text-indent="false"/>
      <style:text-properties style:font-name="Arial" officeooo:rsid="000ca726" officeooo:paragraph-rsid="000ca726"/>
    </style:style>
    <style:style style:name="P10" style:family="paragraph" style:parent-style-name="Standard" style:list-style-name="L1">
      <style:text-properties style:font-name="Arial" officeooo:rsid="0005d350" officeooo:paragraph-rsid="0005d350"/>
    </style:style>
    <style:style style:name="P11" style:family="paragraph" style:parent-style-name="Standard" style:list-style-name="L1">
      <style:text-properties style:font-name="Arial" officeooo:rsid="0005d350" officeooo:paragraph-rsid="000b42d6"/>
    </style:style>
    <style:style style:name="P12" style:family="paragraph" style:parent-style-name="Standard" style:list-style-name="L2">
      <style:text-properties style:font-name="Arial" officeooo:rsid="000b42d6" officeooo:paragraph-rsid="000b42d6"/>
    </style:style>
    <style:style style:name="P13" style:family="paragraph" style:parent-style-name="Standard" style:list-style-name="L3">
      <style:text-properties style:font-name="Arial" officeooo:rsid="000b42d6" officeooo:paragraph-rsid="000b42d6"/>
    </style:style>
    <style:style style:name="P14" style:family="paragraph" style:parent-style-name="Standard">
      <style:text-properties style:font-name="Arial" fo:font-size="12pt" officeooo:rsid="000b42d6" officeooo:paragraph-rsid="0012f83e" style:font-size-asian="12pt" style:font-name-complex="Liberation Mono" style:font-size-complex="12pt"/>
    </style:style>
    <style:style style:name="P15" style:family="paragraph" style:parent-style-name="Standard">
      <style:text-properties style:font-name="Arial" fo:font-size="12pt" officeooo:rsid="0012f83e" officeooo:paragraph-rsid="0012f83e" style:font-size-asian="12pt" style:font-name-complex="Liberation Mono" style:font-size-complex="12pt"/>
    </style:style>
    <style:style style:name="T1" style:family="text">
      <style:text-properties officeooo:rsid="000b42d6"/>
    </style:style>
    <style:style style:name="T2" style:family="text">
      <style:text-properties officeooo:rsid="000ed13f"/>
    </style:style>
    <style:style style:name="T3" style:family="text">
      <style:text-properties officeooo:rsid="00109975"/>
    </style:style>
    <style:style style:name="T4" style:family="text">
      <style:text-properties officeooo:rsid="0012f83e"/>
    </style:style>
    <style:style style:name="T5"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P ASSR</text:p>
      <text:p text:style-name="P1">Module PASR</text:p>
      <text:p text:style-name="P2">TP <text:span text:style-name="T4">2</text:span></text:p>
      <text:p text:style-name="P3"><text:span text:style-name="T4">La gestion des fichiers en Python</text:span>.</text:p>
      <text:p text:style-name="P4"/>
      <text:p text:style-name="P14">Exercice 1 :</text:p>
      <text:p text:style-name="P14">Réaliser la copie d'un fichier texte en numérotant les lignes.</text:p>
      <text:p text:style-name="P14">L'utilisateur saisir<text:span text:style-name="T4">a</text:span> le nom du fichier dans le programme.</text:p>
      <text:p text:style-name="P14"/>
      <text:p text:style-name="P14">Exercice 2 :</text:p>
      <text:p text:style-name="P14">Écrire une fonction qui retourne la n<text:span text:style-name="T5">ième</text:span> ligne d'un fichier.</text:p>
      <text:p text:style-name="P14">Cette fonction admettra en paramètre le nom du fichier et le numéro de la ligne.</text:p>
      <text:p text:style-name="P14">Vous appellerez ensuite cette fonction dans un menu grâce auquel l'utilisateur pourra saisir le nom du fichier et le numéro de la ligne.</text:p>
      <text:p text:style-name="P14">La ligne en question s'affiche et on revient au menu. Le menu possède évidemment une option pour quitter.</text:p>
      <text:p text:style-name="P15">On gérera les erreurs : file not found ou fichier trop court. </text:p>
      <text:p text:style-name="P14"/>
      <text:p text:style-name="P14">Exercice 3 :</text:p>
      <text:p text:style-name="P14">Chercher dans tous les fichiers d'un dossier donné ceux qui contiennent des lignes commençant par un mot donné et écrire dans un fichier rapport la liste des fichiers répondant au critère.</text:p>
      <text:p text:style-name="P14">Le rapport sera présenté de la façon suivante :</text:p>
      <text:p text:style-name="P14"/>
      <text:p text:style-name="P14">Date : </text:p>
      <text:p text:style-name="P14">Dossier :</text:p>
      <text:p text:style-name="P14"/>
      <text:p text:style-name="P14">fichier1</text:p>
      <text:p text:style-name="P14">ligne du fichier1 commençant par le mot cherché</text:p>
      <text:p text:style-name="P14">ligne suivante du fichier1 commençant par le mot cherché </text:p>
      <text:p text:style-name="P14">...</text:p>
      <text:p text:style-name="P14">dernière ligne du fichier1 commençant par le mot cherché</text:p>
      <text:p text:style-name="P14"/>
      <text:p text:style-name="P14">fichier2</text:p>
      <text:p text:style-name="P14">ligne du fichier2 commençant par le mot cherché</text:p>
      <text:p text:style-name="P14">ligne suivante du fichier2 commençant par le mot cherché </text:p>
      <text:p text:style-name="P14">...</text:p>
      <text:p text:style-name="P14">dernière ligne du fichier2 commençant par le mot cherché</text:p>
      <text:p text:style-name="P14"/>
      <text:p text:style-name="P14">etc...</text:p>
      <text:p text:style-name="P14"/>
      <text:p text:style-name="P14">Exercice 4 :</text:p>
      <text:p text:style-name="P14">Améliorer le <text:span text:style-name="T4">script suivant</text:span> pour qu'il scrute tous les sous-répertoires du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L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L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4:35:10.917000000</meta:creation-date>
    <dc:date>2016-11-12T16:55:13.066887521</dc:date>
    <meta:editing-duration>PT18S</meta:editing-duration>
    <meta:editing-cycles>9</meta:editing-cycles>
    <meta:generator>LibreOffice/4.2.8.2$Linux_X86_64 LibreOffice_project/420m0$Build-2</meta:generator>
    <meta:document-statistic meta:table-count="0" meta:image-count="0" meta:object-count="0" meta:page-count="1" meta:paragraph-count="31" meta:word-count="234" meta:character-count="1350" meta:non-whitespace-character-count="1143"/>
  </office:meta>
</office:document-meta>
</file>